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Arial" style:name="Arial"/>
    <style:font-face svg:font-family="Arial" style:name="Arial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style:style style:family="paragraph" style:name="Heading6" style:display-name="Heading6">
      <style:paragraph-properties fo:margin-right="0pt" style:line-spacing="1pt" fo:margin-top="6pt" fo:text-align="left" fo:orphans="0" fo:margin-left="0pt" fo:margin-bottom="2pt" fo:padding="0pt" fo:text-indent="0pt" fo:widows="1"/>
      <style:text-properties fo:color="#000000" style:font-name="Arial" fo:font-weight="bold" fo:text-transform="None" fo:font-size="7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Heading4" style:display-name="Heading4">
      <style:paragraph-properties fo:margin-right="0pt" style:line-spacing="2pt" fo:margin-top="10pt" fo:text-align="left" fo:orphans="0" fo:margin-left="0pt" fo:margin-bottom="4pt" fo:padding="0pt" fo:text-indent="0pt" fo:widows="1"/>
      <style:text-properties fo:color="#000000" style:font-name="Arial" fo:text-transform="None" fo:font-size="10"/>
    </style:style>
    <style:style style:family="paragraph" style:name="Heading5" style:display-name="Heading5">
      <style:paragraph-properties fo:margin-right="0pt" style:line-spacing="1pt" fo:margin-top="8pt" fo:text-align="left" fo:orphans="0" fo:margin-left="0pt" fo:margin-bottom="4pt" fo:padding="0pt" fo:text-indent="0pt" fo:widows="1"/>
      <style:text-properties fo:color="#000000" style:font-name="Arial" fo:font-weight="bold" fo:text-transform="None" fo:font-size="9"/>
    </style:style>
    <style:style style:family="paragraph" style:name="Heading2" style:display-name="Heading2">
      <style:paragraph-properties fo:margin-right="0pt" style:line-spacing="4pt" fo:margin-top="12pt" fo:text-align="left" fo:orphans="0" fo:margin-left="0pt" fo:margin-bottom="6pt" fo:padding="0pt" fo:text-indent="0pt" fo:widows="1"/>
      <style:text-properties fo:color="#000000" style:font-name="Arial" fo:font-weight="bold" fo:text-transform="None" fo:font-size="14"/>
    </style:style>
    <style:style style:family="paragraph" style:name="Heading3" style:display-name="Heading3">
      <style:paragraph-properties fo:margin-right="0pt" style:line-spacing="2pt" fo:margin-top="12pt" fo:text-align="left" fo:orphans="0" fo:margin-left="0pt" fo:margin-bottom="6pt" fo:padding="0pt" fo:text-indent="0pt" fo:widows="1"/>
      <style:text-properties fo:color="#000000" style:font-name="Arial" fo:text-transform="None" fo:font-size="12"/>
    </style: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code" style:display-name="code">
      <style:paragraph-properties fo:margin-right="0pt" style:line-spacing="4pt" fo:margin-top="0pt" fo:text-align="left" fo:orphans="0" fo:margin-left="36pt" fo:margin-bottom="0pt" fo:padding="0ptpt" fo:text-indent="0pt" fo:widows="1"/>
      <style:text-properties fo:color="#0000ff" style:font-name="Courier" fo:text-transform="None" fo:font-size="8.0"/>
    </style:style>
    <style:style style:family="paragraph" style:name="MHeading1" style:display-name="Heading1">
      <style:paragraph-properties fo:margin-right="0pt" style:line-spacing="4pt" fo:margin-top="0pt" fo:text-align="left" fo:orphans="0" fo:margin-left="0pt" fo:margin-bottom="6pt" fo:padding="0ptpt" fo:text-indent="0pt" fo:widows="1"/>
      <style:text-properties fo:color="#ff0000" style:font-name="Arial" fo:text-transform="None" fo:font-size="18.0"/>
    </style:style>
  </office:automatic-styles>
  <office:body>
    <office:text text:use-soft-page-breaks="true">
      <text:p text:style-name="Title"><text:span text:style-name="T1">Headings test</text:span></text:p>
      <text:p text:style-name="Normal"><text:span text:style-name="T2">You can customize heading styles like this:</text:span></text:p>
      <text:p text:style-name="code"><text:span text:style-name="T3">&lt;paraStyle name="style.Heading1"</text:span></text:p>
      <text:p text:style-name="code"><text:span text:style-name="T4"><text:s text:c="4"/>parent="style.Heading1"</text:span></text:p>
      <text:p text:style-name="code"><text:span text:style-name="T5"><text:s text:c="4"/>textColor="red"</text:span></text:p>
      <text:p text:style-name="code"><text:span text:style-name="T6">/&gt;</text:span></text:p>
      <text:p text:style-name="MHeading1"><text:span text:style-name="T7">This is heading 1</text:span></text:p>
      <text:p text:style-name="Heading2"><text:span text:style-name="T8">This is heading 2</text:span></text:p>
      <text:p text:style-name="Heading3"><text:span text:style-name="T9">This is heading 3</text:span></text:p>
      <text:p text:style-name="Heading4"><text:span text:style-name="T10">This is heading 4</text:span></text:p>
      <text:p text:style-name="Heading5"><text:span text:style-name="T11">This is heading 5</text:span></text:p>
      <text:p text:style-name="Heading6"><text:span text:style-name="T12">This is heading 6</text:span></text:p>
      <text:p text:style-name="Heading2"><text:span text:style-name="T13">This code is generated with folowing RML:</text:span></text:p>
      <text:p text:style-name="code"><text:span text:style-name="T14">&lt;h1&gt;This is heading 1&lt;/h1&gt;</text:span></text:p>
      <text:p text:style-name="code"><text:span text:style-name="T15">&lt;h2&gt;This is heading 2&lt;/h2&gt;</text:span></text:p>
      <text:p text:style-name="code"><text:span text:style-name="T16">&lt;h3&gt;This is heading 3&lt;/h3&gt;</text:span></text:p>
      <text:p text:style-name="code"><text:span text:style-name="T17">&lt;h4&gt;This is heading 4&lt;/h4&gt;</text:span></text:p>
      <text:p text:style-name="code"><text:span text:style-name="T18">&lt;h5&gt;This is heading 5&lt;/h5&gt;</text:span></text:p>
      <text:p text:style-name="code"><text:span text:style-name="T19">&lt;h6&gt;This is heading 6&lt;/h6&gt;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</office:styles>
  <office:automatic-styles>
    <style:page-layout style:name="Mpm1">
      <style:page-layout-properties fo:margin-right="0pt" fo:border="0pt" fo:margin-top="0pt" fo:page-width="595.0pt" fo:margin-left="72.0pt" fo:page-height="842.0pt" fo:margin-bottom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